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I just<text:s/>made a folder called<text:s/>“ArchOSC Assignment”<text:s/>then made a new folder called<text:s/>“Pictures”<text:span text:style-name="T2"><text:s/>inside this folder, along with a<text:s/></text:span>word document called<text:s/>“Lab 2 Placeholder”<text:span text:style-name="T3"><text:s/>and saved it to the ArchOSC Assignment folder then<text:s/></text:span>took <text:s/>a screenshot of my<text:s/>ArchOSC Assignment folder in workspace, showing the path to the workspace folder and pasted it into paint then saved it as a .png image in my<text:s/><text:span text:style-name="T4">Pictures folder in workspa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roman" svg:panose-1="0 0 0 0 0 0 0 0 0 0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LIS KITCHING</meta:initial-creator>
    <dc:creator>ELLIS KITCHING</dc:creator>
    <meta:creation-date>2026-02-03T11:09:00Z</meta:creation-date>
    <dc:date>2026-02-03T11:28:00Z</dc:date>
    <meta:template xlink:href="Normal" xlink:type="simple"/>
    <meta:editing-cycles>2</meta:editing-cycles>
    <meta:editing-duration>PT1140S</meta:editing-duration>
    <meta:document-statistic meta:page-count="1" meta:paragraph-count="1" meta:word-count="61" meta:character-count="411" meta:row-count="2" meta:non-whitespace-character-count="351"/>
  </office:meta>
</office:document-meta>
</file>